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33fe0" officeooo:paragraph-rsid="00133fe0"/>
    </style:style>
    <style:style style:name="P2" style:family="paragraph" style:parent-style-name="Text_20_body">
      <style:paragraph-properties fo:text-align="center" style:justify-single-word="false"/>
      <style:text-properties officeooo:rsid="00133fe0" officeooo:paragraph-rsid="00133fe0"/>
    </style:style>
    <style:style style:name="P3" style:family="paragraph" style:parent-style-name="Heading_20_1">
      <style:text-properties officeooo:rsid="00133fe0" officeooo:paragraph-rsid="00133fe0"/>
    </style:style>
    <style:style style:name="P4" style:family="paragraph" style:parent-style-name="Text_20_body">
      <style:text-properties officeooo:rsid="00133fe0" officeooo:paragraph-rsid="00133fe0"/>
    </style:style>
    <style:style style:name="P5" style:family="paragraph" style:parent-style-name="Text_20_body">
      <style:paragraph-properties fo:break-before="page"/>
      <style:text-properties officeooo:rsid="00133fe0" officeooo:paragraph-rsid="00133fe0"/>
    </style:style>
    <style:style style:name="P6" style:family="paragraph" style:parent-style-name="Heading_20_1">
      <style:text-properties officeooo:rsid="00137317" officeooo:paragraph-rsid="00137317"/>
    </style:style>
    <style:style style:name="P7" style:family="paragraph">
      <style:text-properties fo:font-size="12pt"/>
    </style:style>
    <style:style style:name="P8" style:family="paragraph">
      <style:paragraph-properties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 style:parent-style-name="Text_20_body">
      <style:text-properties officeooo:paragraph-rsid="00137317"/>
    </style:style>
    <style:style style:name="P11" style:family="paragraph" style:parent-style-name="Heading_20_1" style:list-style-name="">
      <style:text-properties officeooo:rsid="00140356" officeooo:paragraph-rsid="00140356"/>
    </style:style>
    <style:style style:name="P12" style:family="paragraph" style:parent-style-name="Heading_20_1">
      <style:paragraph-properties fo:break-before="page"/>
      <style:text-properties officeooo:rsid="0018be3a" officeooo:paragraph-rsid="0018be3a"/>
    </style:style>
    <style:style style:name="P13" style:family="paragraph" style:parent-style-name="Heading_20_1">
      <style:text-properties officeooo:paragraph-rsid="00137317"/>
    </style:style>
    <style:style style:name="P1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-color="#2a6099"/>
    </style:style>
    <style:style style:name="P17" style:family="paragraph" style:parent-style-name="Text_20_body">
      <style:text-properties fo:font-weight="bold" officeooo:rsid="00140356" officeooo:paragraph-rsid="00140356" style:font-weight-asian="bold" style:font-weight-complex="bold"/>
    </style:style>
    <style:style style:name="P18" style:family="paragraph" style:parent-style-name="Text_20_body" style:list-style-name="L1">
      <style:text-properties officeooo:rsid="00140356" officeooo:paragraph-rsid="00140356"/>
    </style:style>
    <style:style style:name="P19" style:family="paragraph" style:parent-style-name="Text_20_body" style:list-style-name="L1">
      <style:text-properties officeooo:rsid="00362171" officeooo:paragraph-rsid="00362171"/>
    </style:style>
    <style:style style:name="P20" style:family="paragraph">
      <loext:graphic-properties draw:fill="none" draw:fill-color="#ffffff"/>
    </style:style>
    <style:style style:name="P21" style:family="paragraph" style:parent-style-name="Text_20_body">
      <style:text-properties officeooo:rsid="00140356" officeooo:paragraph-rsid="00140356"/>
    </style:style>
    <style:style style:name="P22" style:family="paragraph" style:parent-style-name="Text_20_body">
      <style:text-properties officeooo:rsid="00140356" officeooo:paragraph-rsid="0014ac40"/>
    </style:style>
    <style:style style:name="P23" style:family="paragraph">
      <loext:graphic-properties draw:fill-color="#ffffff"/>
    </style:style>
    <style:style style:name="P24" style:family="paragraph">
      <loext:graphic-properties draw:fill-color="#492300"/>
    </style:style>
    <style:style style:name="P25" style:family="paragraph" style:parent-style-name="Text_20_body">
      <style:text-properties officeooo:rsid="00158b8b" officeooo:paragraph-rsid="00158b8b"/>
    </style:style>
    <style:style style:name="P26" style:family="paragraph" style:parent-style-name="Text_20_body" style:list-style-name="L2">
      <style:text-properties officeooo:rsid="00158b8b" officeooo:paragraph-rsid="00158b8b"/>
    </style:style>
    <style:style style:name="P27" style:family="paragraph" style:parent-style-name="Text_20_body" style:list-style-name="L2">
      <style:text-properties officeooo:rsid="00290d7a" officeooo:paragraph-rsid="00290d7a"/>
    </style:style>
    <style:style style:name="P28" style:family="paragraph" style:parent-style-name="Text_20_body" style:list-style-name="L3">
      <style:text-properties officeooo:rsid="00158b8b" officeooo:paragraph-rsid="00158b8b"/>
    </style:style>
    <style:style style:name="P29" style:family="paragraph" style:parent-style-name="Heading_20_1">
      <style:paragraph-properties fo:break-before="page"/>
      <style:text-properties officeooo:rsid="0019a4e7" officeooo:paragraph-rsid="0019a4e7"/>
    </style:style>
    <style:style style:name="P30" style:family="paragraph" style:parent-style-name="Heading_20_2">
      <style:text-properties officeooo:paragraph-rsid="0040de1f"/>
    </style:style>
    <style:style style:name="P31" style:family="paragraph" style:parent-style-name="Text_20_body">
      <style:text-properties officeooo:rsid="004ef99a" officeooo:paragraph-rsid="004ef99a"/>
    </style:style>
    <style:style style:name="P32" style:family="paragraph" style:parent-style-name="Heading_20_3">
      <style:text-properties officeooo:rsid="00426b4f" officeooo:paragraph-rsid="00426b4f"/>
    </style:style>
    <style:style style:name="P33" style:family="paragraph" style:parent-style-name="Text_20_body" style:list-style-name="L4">
      <style:text-properties officeooo:rsid="0042fe59" officeooo:paragraph-rsid="0042fe59"/>
    </style:style>
    <style:style style:name="P34" style:family="paragraph" style:parent-style-name="Heading_20_2">
      <style:text-properties officeooo:rsid="001e8d01" officeooo:paragraph-rsid="001e8d01"/>
    </style:style>
    <style:style style:name="P35" style:family="paragraph" style:parent-style-name="Text_20_body">
      <style:text-properties officeooo:rsid="001e8d01" officeooo:paragraph-rsid="001e8d01"/>
    </style:style>
    <style:style style:name="P36" style:family="paragraph" style:parent-style-name="Heading_20_3">
      <style:text-properties officeooo:rsid="001e8d01" officeooo:paragraph-rsid="001e8d01"/>
    </style:style>
    <style:style style:name="P37" style:family="paragraph" style:parent-style-name="Text_20_body" style:list-style-name="L5">
      <style:text-properties officeooo:rsid="001e8d01" officeooo:paragraph-rsid="001e8d01"/>
    </style:style>
    <style:style style:name="P38" style:family="paragraph" style:parent-style-name="Text_20_body" style:list-style-name="L5">
      <style:text-properties officeooo:rsid="001e8d01" officeooo:paragraph-rsid="00200a31"/>
    </style:style>
    <style:style style:name="P39" style:family="paragraph" style:parent-style-name="Text_20_body" style:list-style-name="L6">
      <style:text-properties officeooo:rsid="00200a31" officeooo:paragraph-rsid="00200a31"/>
    </style:style>
    <style:style style:name="P40" style:family="paragraph" style:parent-style-name="Text_20_body" style:list-style-name="L6">
      <style:text-properties officeooo:rsid="00218804" officeooo:paragraph-rsid="00218804"/>
    </style:style>
    <style:style style:name="P41" style:family="paragraph" style:parent-style-name="Text_20_body" style:list-style-name="L6">
      <style:text-properties officeooo:rsid="002dc2bf" officeooo:paragraph-rsid="002dc2bf"/>
    </style:style>
    <style:style style:name="P42" style:family="paragraph" style:parent-style-name="Heading_20_2">
      <style:text-properties officeooo:rsid="0019a4e7" officeooo:paragraph-rsid="0019a4e7"/>
    </style:style>
    <style:style style:name="P43" style:family="paragraph" style:parent-style-name="Text_20_body">
      <style:text-properties officeooo:rsid="0019a4e7" officeooo:paragraph-rsid="0019a4e7"/>
    </style:style>
    <style:style style:name="P44" style:family="paragraph" style:parent-style-name="Heading_20_3">
      <style:text-properties officeooo:rsid="001b5b58" officeooo:paragraph-rsid="001b5b58"/>
    </style:style>
    <style:style style:name="P45" style:family="paragraph" style:parent-style-name="Text_20_body" style:list-style-name="L7">
      <style:text-properties officeooo:rsid="001b5b58" officeooo:paragraph-rsid="001b5b58"/>
    </style:style>
    <style:style style:name="P46" style:family="paragraph" style:parent-style-name="Heading_20_3">
      <style:text-properties officeooo:rsid="00200a31" officeooo:paragraph-rsid="00200a31"/>
    </style:style>
    <style:style style:name="P47" style:family="paragraph" style:parent-style-name="Text_20_body" style:list-style-name="L8">
      <style:text-properties officeooo:rsid="00200a31" officeooo:paragraph-rsid="00200a31"/>
    </style:style>
    <style:style style:name="P48" style:family="paragraph" style:parent-style-name="Text_20_body">
      <style:text-properties officeooo:rsid="0019a4e7" officeooo:paragraph-rsid="001addce"/>
    </style:style>
    <style:style style:name="P49" style:family="paragraph" style:parent-style-name="Text_20_body" style:list-style-name="L7">
      <style:text-properties officeooo:rsid="001b5b58" officeooo:paragraph-rsid="0025ef6d"/>
    </style:style>
    <style:style style:name="P50" style:family="paragraph" style:parent-style-name="Text_20_body" style:list-style-name="L7">
      <style:text-properties officeooo:rsid="00200a31" officeooo:paragraph-rsid="0025ef6d"/>
    </style:style>
    <style:style style:name="P51" style:family="paragraph" style:parent-style-name="Heading_20_2">
      <style:text-properties officeooo:rsid="002dc2bf" officeooo:paragraph-rsid="002dc2bf"/>
    </style:style>
    <style:style style:name="P52" style:family="paragraph" style:parent-style-name="Text_20_body">
      <style:text-properties officeooo:rsid="002dc2bf" officeooo:paragraph-rsid="002dc2bf"/>
    </style:style>
    <style:style style:name="P53" style:family="paragraph" style:parent-style-name="Heading_20_3">
      <style:text-properties officeooo:rsid="002dc2bf" officeooo:paragraph-rsid="002dc2bf"/>
    </style:style>
    <style:style style:name="P54" style:family="paragraph" style:parent-style-name="Text_20_body">
      <style:text-properties officeooo:paragraph-rsid="002dc2bf"/>
    </style:style>
    <style:style style:name="P55" style:family="paragraph" style:parent-style-name="normal">
      <style:text-properties officeooo:paragraph-rsid="00344cd4"/>
    </style:style>
    <style:style style:name="P56" style:family="paragraph" style:parent-style-name="normal">
      <style:text-properties officeooo:paragraph-rsid="003b9524"/>
    </style:style>
    <style:style style:name="P57" style:family="paragraph" style:parent-style-name="normal">
      <style:text-properties officeooo:paragraph-rsid="003c4b8e"/>
    </style:style>
    <style:style style:name="P58" style:family="paragraph" style:parent-style-name="Text_20_body">
      <style:text-properties officeooo:rsid="00341a10" officeooo:paragraph-rsid="00341a10"/>
    </style:style>
    <style:style style:name="P59" style:family="paragraph" style:parent-style-name="Heading_20_1">
      <style:paragraph-properties fo:break-before="page"/>
      <style:text-properties officeooo:rsid="0053a8bd" officeooo:paragraph-rsid="0053a8bd"/>
    </style:style>
    <style:style style:name="P60" style:family="paragraph" style:parent-style-name="normal">
      <style:text-properties officeooo:paragraph-rsid="00545c8e"/>
    </style:style>
    <style:style style:name="P61" style:family="paragraph" style:parent-style-name="normal" style:list-style-name="WWNum2">
      <style:paragraph-properties fo:margin-left="0.5in" fo:text-indent="-0.25in" style:auto-text-indent="false"/>
      <style:text-properties officeooo:paragraph-rsid="00545c8e"/>
    </style:style>
    <style:style style:name="P62" style:family="paragraph" style:parent-style-name="normal" style:list-style-name="WWNum2">
      <style:paragraph-properties fo:margin-left="0.5in" fo:text-indent="-0.25in" style:auto-text-indent="false"/>
      <style:text-properties officeooo:paragraph-rsid="0055ced7"/>
    </style:style>
    <style:style style:name="P63" style:family="paragraph" style:parent-style-name="normal" style:list-style-name="WWNum2">
      <style:paragraph-properties fo:margin-left="0.5in" fo:text-indent="-0.25in" style:auto-text-indent="false"/>
      <style:text-properties officeooo:paragraph-rsid="00587822"/>
    </style:style>
    <style:style style:name="T1" style:family="text">
      <style:text-properties officeooo:rsid="00137317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0de1f"/>
    </style:style>
    <style:style style:name="T6" style:family="text">
      <style:text-properties officeooo:rsid="005063a0"/>
    </style:style>
    <style:style style:name="T7" style:family="text">
      <style:text-properties officeooo:rsid="00432dbf"/>
    </style:style>
    <style:style style:name="T8" style:family="text">
      <style:text-properties officeooo:rsid="00200a31"/>
    </style:style>
    <style:style style:name="T9" style:family="text">
      <style:text-properties officeooo:rsid="0022aa4c"/>
    </style:style>
    <style:style style:name="T10" style:family="text">
      <style:text-properties officeooo:rsid="0020df26"/>
    </style:style>
    <style:style style:name="T11" style:family="text">
      <style:text-properties officeooo:rsid="002ad483"/>
    </style:style>
    <style:style style:name="T12" style:family="text">
      <style:text-properties fo:font-weight="bold" officeooo:rsid="002dc2bf" style:font-weight-asian="bold" style:font-weight-complex="bold"/>
    </style:style>
    <style:style style:name="T13" style:family="text">
      <style:text-properties officeooo:rsid="002dc2bf"/>
    </style:style>
    <style:style style:name="T14" style:family="text">
      <style:text-properties fo:font-weight="bold" officeooo:rsid="002fb08e" style:font-weight-asian="bold" style:font-weight-complex="bold"/>
    </style:style>
    <style:style style:name="T15" style:family="text">
      <style:text-properties officeooo:rsid="002fb08e"/>
    </style:style>
    <style:style style:name="T16" style:family="text">
      <style:text-properties fo:font-weight="bold" officeooo:rsid="00344cd4" style:font-weight-asian="bold" style:font-weight-complex="bold"/>
    </style:style>
    <style:style style:name="T17" style:family="text">
      <style:text-properties officeooo:rsid="00344cd4"/>
    </style:style>
    <style:style style:name="T18" style:family="text">
      <style:text-properties fo:font-weight="bold" officeooo:rsid="003037b4" style:font-weight-asian="bold" style:font-weight-complex="bold"/>
    </style:style>
    <style:style style:name="T19" style:family="text">
      <style:text-properties officeooo:rsid="003037b4"/>
    </style:style>
    <style:style style:name="T20" style:family="text">
      <style:text-properties style:font-name="Courier New" style:font-name-asian="Courier New1" style:font-name-complex="Courier New1"/>
    </style:style>
    <style:style style:name="T21" style:family="text">
      <style:text-properties style:font-name="Courier New" officeooo:rsid="00344cd4" style:font-name-asian="Courier New1" style:font-name-complex="Courier New1"/>
    </style:style>
    <style:style style:name="T22" style:family="text">
      <style:text-properties style:font-name="Courier New" officeooo:rsid="003da4f6" style:font-name-asian="Courier New1" style:font-name-complex="Courier New1"/>
    </style:style>
    <style:style style:name="T23" style:family="text">
      <style:text-properties officeooo:rsid="005a86c2"/>
    </style:style>
    <style:style style:name="T24" style:family="text">
      <style:text-properties officeooo:rsid="005c63b3"/>
    </style:style>
    <style:style style:name="T25" style:family="text">
      <style:text-properties style:text-underline-style="none"/>
    </style:style>
    <style:style style:name="T26" style:family="text">
      <style:text-properties officeooo:rsid="00545c8e"/>
    </style:style>
    <style:style style:name="T27" style:family="text">
      <style:text-properties officeooo:rsid="0055ced7"/>
    </style:style>
    <style:style style:name="T28" style:family="text">
      <style:text-properties officeooo:rsid="0056cdf2"/>
    </style:style>
    <style:style style:name="T29" style:family="text">
      <style:text-properties officeooo:rsid="005878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098in" fo:min-width="0.420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102in" fo:min-width="0.87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102in" fo:min-width="0.42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5728in" fo:min-width="0.97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top" draw:auto-grow-height="false" fo:min-height="2.5311in" fo:min-width="4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3854in" fo:min-width="1.12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8126in" fo:min-width="3.08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2a6099" draw:textarea-horizontal-align="justify" draw:textarea-vertical-align="middle" draw:auto-grow-height="false" fo:min-height="0.3335in" fo:min-width="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="none" draw:fill-color="#ffffff" fo:min-height="0.77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draw:fill-color="#ffffff" draw:textarea-horizontal-align="justify" draw:textarea-vertical-align="middle" draw:auto-grow-height="false" fo:min-height="2.5in" fo:min-width="4.656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3126in" fo:min-width="0.95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3126in" fo:min-width="0.906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1307in" fo:min-width="0.104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3252in" fo:min-width="0.3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fill-color="#492300" draw:textarea-horizontal-align="justify" draw:textarea-vertical-align="middle" draw:auto-grow-height="false" fo:min-height="0.1992in" fo:min-width="0.147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fill-color="#ffffff" draw:textarea-horizontal-align="justify" draw:textarea-vertical-align="top" draw:auto-grow-height="false" fo:min-height="2.5311in" fo:min-width="4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m Catcher</text:p>
      <text:p text:style-name="P2">Game Design Document</text:p>
      <text:p text:style-name="P2">Brian Buckles</text:p>
      <text:p text:style-name="P2"/>
      <text:h text:style-name="P3" text:outline-level="1">Overview</text:h>
      <text:p text:style-name="P4">You will play as a miner that tries to catch as many different gems as possible while avoiding falling rocks. <text:s/>As the time progresses more rocks will fall making the difficulty harder. <text:s/>The miner will have 3 lives and if the miner hits a rock it will lose 1 life. <text:s/>The game will end when all the lives have been spent. <text:s/></text:p>
      <text:p text:style-name="P4">It will use the pygame and simpeGE game engine to create the scenes and sprites. <text:s/>The scene will be a background of a cave. <text:s/>The sprites will consist of different gems, different rocks, and a miner. <text:s/>There will be 2 scenes. Scene 1 will be the main menu showing you a play button and an exit button. <text:s/>When you press the play button it will take you to scene 2 which is the game. <text:s/>When the game is over the user will be taken back to the main menu <text:span text:style-name="T1">where they can play again or leave the game</text:span>.</text:p>
      <text:p text:style-name="P4"/>
      <text:p text:style-name="P5"/>
      <text:h text:style-name="P6" text:outline-level="1"><draw:custom-shape text:anchor-type="paragraph" draw:z-index="0" draw:name="Shape 1" draw:style-name="gr1" svg:width="0.5941in" svg:height="0.4378in" svg:x="0.1398in" svg:y="1.2945in"><text:p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2" svg:width="0.8752in" svg:height="0.5106in" svg:x="1.4in" svg:y="1.211in"><text:p><text:s/>Main Menu</text:p><draw:enhanced-geometry svg:viewBox="0 0 21600 21600" draw:type="rectangle" draw:enhanced-path="M 0 0 L 21600 0 21600 21600 0 21600 0 0 Z N"/></draw:custom-shape><draw:custom-shape text:anchor-type="paragraph" draw:z-index="2" draw:name="Shape 3" draw:style-name="gr3" draw:text-style-name="P8" svg:width="0.5953in" svg:height="0.4386in" svg:x="3.0043in" svg:y="1.2945in"><text:p text:style-name="P7"><text:span text:style-name="T2">En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Line 1" draw:style-name="gr4" draw:text-style-name="P9" svg:x1="0.7854in" svg:y1="1.5028in" svg:x2="1.4in" svg:y2="1.513in"><text:p/></draw:line><draw:line text:anchor-type="paragraph" draw:z-index="4" draw:name="Line 2" draw:style-name="gr5" draw:text-style-name="P9" svg:x1="2.2752in" svg:y1="1.5028in" svg:x2="3.0043in" svg:y2="1.4925in"><text:p text:style-name="P9">Exit</text:p></draw:line><draw:custom-shape text:anchor-type="paragraph" draw:z-index="5" draw:name="Shape 4" draw:style-name="gr6" svg:width="0.9795in" svg:height="0.5732in" svg:x="1.3374in" svg:y="2.8673in"><text:p><text:s/>Game</text:p><draw:enhanced-geometry svg:viewBox="0 0 21600 21600" draw:type="rectangle" draw:enhanced-path="M 0 0 L 21600 0 21600 21600 0 21600 0 0 Z N"/></draw:custom-shape><draw:line text:anchor-type="paragraph" draw:z-index="6" draw:name="Vertical line 2" draw:style-name="gr5" draw:text-style-name="P9" svg:x1="2.0772in" svg:y1="2.8571in" svg:x2="2.0772in" svg:y2="1.7217in"><text:p text:style-name="P9">Game Over</text:p><text:p text:style-name="P9">No Lives Left</text:p></draw:line>State Transition Diagram</text:h>
      <text:p text:style-name="P10"/>
      <text:p text:style-name="P10"/>
      <text:p text:style-name="P10"/>
      <text:p text:style-name="P10"/>
      <text:p text:style-name="P10"><draw:line text:anchor-type="paragraph" draw:z-index="7" draw:name="Vertical line 3" draw:style-name="gr5" draw:text-style-name="P9" svg:x1="1.5563in" svg:y1="-0.0854in" svg:x2="1.5563in" svg:y2="1.0602in"><text:p text:style-name="P9">Play</text:p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/>
      <text:h text:style-name="P12" text:outline-level="1">Scenes</text:h>
      <text:h text:style-name="Heading_20_2" text:outline-level="2">Main Menu Scene</text:h>
      <text:h text:style-name="P13" text:outline-level="1"><draw:custom-shape text:anchor-type="paragraph" draw:z-index="8" draw:name="Shape 5" draw:style-name="gr20" draw:text-style-name="P15" svg:width="4.6878in" svg:height="2.5315in" svg:x="-0.0063in" svg:y="-0.0134in"><text:p text:style-name="P14"><text:span text:style-name="T3">Gem Miner</text:span></text:p><draw:enhanced-geometry svg:viewBox="0 0 21600 21600" draw:type="rectangle" draw:enhanced-path="M 0 0 L 21600 0 21600 21600 0 21600 0 0 Z N"/></draw:custom-shape><draw:custom-shape text:anchor-type="paragraph" draw:z-index="29" draw:name="Shape 19" draw:style-name="gr8" svg:width="1.1252in" svg:height="0.3858in" svg:x="3.4311in" svg:y="0.0634in"><text:p>High Score</text:p><draw:enhanced-geometry svg:viewBox="0 0 21600 21600" draw:type="rectangle" draw:enhanced-path="M 0 0 L 21600 0 21600 21600 0 21600 0 0 Z N"/></draw:custom-shape><text:span text:style-name="T1">Main Menu</text:span></text:h>
      <text:p text:style-name="P10"><draw:custom-shape text:anchor-type="paragraph" draw:z-index="11" draw:name="Shape 8" draw:style-name="gr9" svg:width="3.0835in" svg:height="1.813in" svg:x="1.4728in" svg:y="0.0134in"><text:p>Instructions:</text:p><text:p/><text:p>Catch the gems while avoiding the rocks. </text:p><text:p>You can only use the left and right arrows.</text:p><draw:enhanced-geometry svg:viewBox="0 0 21600 21600" draw:type="rectangle" draw:enhanced-path="M 0 0 L 21600 0 21600 21600 0 21600 0 0 Z N"/></draw:custom-shape></text:p>
      <text:p text:style-name="P10"><draw:custom-shape text:anchor-type="paragraph" draw:z-index="9" draw:name="Shape 6" draw:style-name="gr10" draw:text-style-name="P16" svg:width="1.0004in" svg:height="0.3335in" svg:x="0.1917in" svg:y="0.1437in"><text:p><text:s/>Play</text:p><draw:enhanced-geometry svg:viewBox="0 0 21600 21600" draw:type="rectangle" draw:enhanced-path="M 0 0 L 21600 0 21600 21600 0 21600 0 0 Z N"/></draw:custom-shape></text:p>
      <text:p text:style-name="P10"/>
      <text:p text:style-name="P10"><draw:custom-shape text:anchor-type="paragraph" draw:z-index="10" draw:name="Shape 7" draw:style-name="gr10" draw:text-style-name="P16" svg:width="1.0004in" svg:height="0.3335in" svg:x="0.1811in" svg:y="-0.0744in"><text:p><text:s/>Exit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7">Elements:</text:p>
      <text:list text:style-name="L1">
        <text:list-item>
          <text:p text:style-name="P18"><text:span text:style-name="T4">lblInstructions</text:span> – instructions to play the game</text:p>
        </text:list-item>
        <text:list-item>
          <text:p text:style-name="P19"><text:span text:style-name="T4">lblHighScore</text:span> – shows the high score</text:p>
        </text:list-item>
        <text:list-item>
          <text:p text:style-name="P18"><text:span text:style-name="T4">btnPlay</text:span> – button that will take you to the game scene</text:p>
        </text:list-item>
        <text:list-item>
          <text:p text:style-name="P18"><draw:caption text:anchor-type="paragraph" draw:z-index="25" draw:name="Callout 3" draw:style-name="gr11" draw:text-style-name="P20" svg:width="0.7717in" svg:height="0.7717in" svg:x="5.4in" svg:y="0.1327in" draw:caption-point-x="-2.5728in" draw:caption-point-y="1.9783in"><text:p><text:s/>Add 1 to score if collides with user</text:p></draw:caption><text:span text:style-name="T4">btnExit</text:span> – button that will close the application</text:p>
        </text:list-item>
      </text:list>
      <text:p text:style-name="P21"/>
      <text:h text:style-name="Heading_20_2" text:outline-level="2">Game Scene</text:h>
      <text:p text:style-name="P22"><draw:custom-shape text:anchor-type="paragraph" draw:z-index="12" draw:name="Shape 9" draw:style-name="gr12" draw:text-style-name="P23" svg:width="4.6567in" svg:height="2.5004in" svg:x="0.0146in" svg:y="0.1161in"><text:p/><draw:enhanced-geometry svg:viewBox="0 0 21600 21600" draw:type="rectangle" draw:enhanced-path="M 0 0 L 21600 0 21600 21600 0 21600 0 0 Z N"/></draw:custom-shape><draw:custom-shape text:anchor-type="paragraph" draw:z-index="13" draw:name="Shape 10" draw:style-name="gr13" svg:width="0.9587in" svg:height="0.313in" svg:x="3.65in" svg:y="0.1791in"><text:p><text:s/>Lives Left</text:p><draw:enhanced-geometry svg:viewBox="0 0 21600 21600" draw:type="rectangle" draw:enhanced-path="M 0 0 L 21600 0 21600 21600 0 21600 0 0 Z N"/></draw:custom-shape><draw:caption text:anchor-type="paragraph" draw:z-index="23" draw:name="Callout 1" draw:style-name="gr11" draw:text-style-name="P20" svg:width="0.7717in" svg:height="0.7717in" svg:x="5.6709in" svg:y="-0.05in" draw:caption-point-x="-1in" draw:caption-point-y="0.6035in"><text:p><text:s/>Spawn <text:s text:c="7"/>below this <text:s/>line</text:p></draw:caption></text:p>
      <text:p text:style-name="P22"><draw:custom-shape text:anchor-type="paragraph" draw:z-index="19" draw:name="Shape 16" draw:style-name="gr14" svg:width="0.9067in" svg:height="0.313in" svg:x="0.098in" svg:y="-0.1181in"><text:p><text:s/>Score</text:p><draw:enhanced-geometry svg:viewBox="0 0 21600 21600" draw:type="rectangle" draw:enhanced-path="M 0 0 L 21600 0 21600 21600 0 21600 0 0 Z N"/></draw:custom-shape></text:p>
      <text:p text:style-name="P22"><draw:custom-shape text:anchor-type="paragraph" draw:z-index="16" draw:name="Shape 13" draw:style-name="gr15" svg:width="0.2087in" svg:height="0.2598in" svg:x="2.6811in" svg:y="0.179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Shape 14" draw:style-name="gr15" svg:width="0.2087in" svg:height="0.2598in" svg:x="1.5252in" svg:y="0.174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2" draw:name="Line 3" draw:style-name="gr16" draw:text-style-name="P9" svg:x1="0.0146in" svg:y1="-0.0283in" svg:x2="4.6709in" svg:y2="-0.0811in"><text:p/></draw:line></text:p>
      <text:p text:style-name="P22"><draw:custom-shape text:anchor-type="paragraph" draw:z-index="14" draw:name="Shape 11" draw:style-name="gr17" svg:width="0.4276in" svg:height="0.4587in" svg:x="1.7437in" svg:y="1.1126in"><text:p>Miner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5" draw:name="Shape 12" draw:style-name="gr15" svg:width="0.2087in" svg:height="0.2598in" svg:x="0.3791in" svg:y="-0.08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Shape 15" draw:style-name="gr15" svg:width="0.2087in" svg:height="0.2598in" svg:x="1.9311in" svg:y="0.420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name="Shape 17" draw:style-name="gr18" draw:text-style-name="P24" svg:width="0.2087in" svg:height="0.2606in" svg:x="1.202in" svg:y="0.2165in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ustom-shape text:anchor-type="paragraph" draw:z-index="21" draw:name="Shape 18" draw:style-name="gr18" draw:text-style-name="P24" svg:width="0.2087in" svg:height="0.2606in" svg:x="3.3063in" svg:y="0.5291in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aption text:anchor-type="paragraph" draw:z-index="24" draw:name="Callout 2" draw:style-name="gr11" draw:text-style-name="P20" svg:width="0.7717in" svg:height="0.7717in" svg:x="5.1083in" svg:y="-0.0335in" draw:caption-point-x="-1.5937in" draw:caption-point-y="0.7181in"><text:p><text:s/>Rock take life if collides with user</text:p></draw:caption></text:p>
      <text:p text:style-name="P21"/>
      <text:p text:style-name="P21"/>
      <text:p text:style-name="P21"/>
      <text:p text:style-name="P21"><draw:line text:anchor-type="paragraph" draw:z-index="26" draw:name="Line 4" draw:style-name="gr5" draw:text-style-name="P9" svg:x1="2.348in" svg:y1="0.0618in" svg:x2="3.5878in" svg:y2="0.0307in"><text:p text:style-name="P9">Move Right</text:p></draw:line><draw:line text:anchor-type="paragraph" draw:z-index="27" draw:name="Line 5" draw:style-name="gr5" draw:text-style-name="P9" svg:x1="1.5665in" svg:y1="0.0618in" svg:x2="0.4in" svg:y2="0.1035in"><text:p text:style-name="P9">Move Left</text:p></draw:line><draw:caption text:anchor-type="paragraph" draw:z-index="28" draw:name="Callout 4" draw:style-name="gr19" draw:text-style-name="P20" svg:width="2.4098in" svg:height="0.576in" svg:x="5.1154in" svg:y="-0.0043in" draw:caption-point-x="-1.6634in" draw:caption-point-y="0.3465in"><text:p>When rock or gem hits the bottom reset to random x at the line above</text:p></draw:caption></text:p>
      <text:p text:style-name="P21"/>
      <text:p text:style-name="P25"><text:span text:style-name="T4">Elements</text:span>:</text:p>
      <text:list text:style-name="L2">
        <text:list-item>
          <text:p text:style-name="P26"><text:soft-page-break/><text:span text:style-name="T4">spMiner</text:span> – miner sprite</text:p>
        </text:list-item>
        <text:list-item>
          <text:p text:style-name="P27"><text:span text:style-name="T4">spRock</text:span> – rock sprite</text:p>
        </text:list-item>
        <text:list-item>
          <text:p text:style-name="P27"><text:span text:style-name="T4">spGem</text:span> – gem sprite</text:p>
        </text:list-item>
        <text:list-item>
          <text:p text:style-name="P26"><text:span text:style-name="T4">lblScore</text:span> – score displayed</text:p>
        </text:list-item>
        <text:list-item>
          <text:p text:style-name="P26"><text:span text:style-name="T4">lblLives</text:span> – lives left before game over</text:p>
        </text:list-item>
      </text:list>
      <text:p text:style-name="P25"><text:span text:style-name="T4">Variables</text:span>:</text:p>
      <text:list text:style-name="L3">
        <text:list-item>
          <text:p text:style-name="P28"><text:span text:style-name="T4">lives</text:span> – holds the lives left before game over</text:p>
        </text:list-item>
        <text:list-item>
          <text:p text:style-name="P28"><text:span text:style-name="T4">score</text:span> – holds the number of gems collided with</text:p>
        </text:list-item>
      </text:list>
      <text:p text:style-name="P21"/>
      <text:p text:style-name="P21"/>
      <text:h text:style-name="P29" text:outline-level="1">Classes</text:h>
      <text:h text:style-name="P30" text:outline-level="2"><text:span text:style-name="T5">MainMenu</text:span></text:h>
      <text:p text:style-name="P31">Main entry point ui for the game. <text:s/>It will show the best score, instructions, and controls the <text:span text:style-name="T6">actions</text:span> of the game. <text:s/>Allows you to exit and play the game.</text:p>
      <text:h text:style-name="P32" text:outline-level="3">Variables</text:h>
      <text:list text:style-name="L4">
        <text:list-item>
          <text:p text:style-name="P33">bestScore – <text:span text:style-name="T7">holds the best score</text:span></text:p>
        </text:list-item>
      </text:list>
      <text:h text:style-name="P34" text:outline-level="2">Game</text:h>
      <text:p text:style-name="P35">Holds the game mechanics.</text:p>
      <text:h text:style-name="P36" text:outline-level="3"><text:s/>Variables</text:h>
      <text:list text:style-name="L5">
        <text:list-item>
          <text:p text:style-name="P37">score – holds the current score. Defaults to 0.</text:p>
        </text:list-item>
        <text:list-item>
          <text:p text:style-name="P38">lives – holds the current lives left before the game is over. Defaults to 3</text:p>
          <text:p text:style-name="P38"/>
        </text:list-item>
      </text:list>
      <text:h text:style-name="Heading_20_3" text:outline-level="3"><text:s/><text:span text:style-name="T8">Methods</text:span></text:h>
      <text:list text:style-name="L6">
        <text:list-item>
          <text:p text:style-name="P39">__init__ - initialization of the Game class. <text:s/>Sets the score to 0 and lives to 3.</text:p>
        </text:list-item>
        <text:list-item>
          <text:p text:style-name="P39">process – checkRockCollisions, checkGemCollisions. Check if there are more than 0 lives left. <text:s/>If there are 0 lives left return to main menu scene</text:p>
        </text:list-item>
        <text:list-item>
          <text:p text:style-name="P39">checkRockCollisions – <text:span text:style-name="T9">loop through rocks and </text:span>check if a rock has collided with the miner. <text:s/>If the rock has collided then subtract 1 from the lives variable. <text:s/><text:span text:style-name="T10">If lives are equal to 0 short circuit out and return.</text:span> <text:s/>Do not let variable go below 0.</text:p>
        </text:list-item>
        <text:list-item>
          <text:p text:style-name="P40">checkGemCollisions – <text:span text:style-name="T9">loop through gems and </text:span>check if <text:span text:style-name="T9">a</text:span> gem has collided with the miner. <text:s/>If the gem has collided then add 1 to score.</text:p>
        </text:list-item>
        <text:list-item>
          <text:p text:style-name="P41">getScore – returns the score</text:p>
        </text:list-item>
      </text:list>
      <text:h text:style-name="P42" text:outline-level="2">Miner</text:h>
      <text:p text:style-name="P43">Miner sprite that can move left and right and collides with either a rock or a gem. Inherits from simpleGE.Sprite class.</text:p>
      <text:h text:style-name="P44" text:outline-level="3">Variables</text:h>
      <text:list xml:id="list2080840271" text:style-name="L7">
        <text:list-item>
          <text:p text:style-name="P45">moveSpeed – controls how fast the sprite moves horizontally.</text:p>
        </text:list-item>
      </text:list>
      <text:h text:style-name="P46" text:outline-level="3"><text:soft-page-break/>Methods</text:h>
      <text:list text:style-name="L8">
        <text:list-item>
          <text:p text:style-name="P47">__init__ - sets the moveSpeed to 5 and starts bottom middle of the screen.</text:p>
        </text:list-item>
        <text:list-item>
          <text:p text:style-name="P47">process – checks if left or right is pressed and moves that direction.</text:p>
        </text:list-item>
      </text:list>
      <text:h text:style-name="P42" text:outline-level="2">Gem</text:h>
      <text:p text:style-name="P48">Gem sprite that moves vertically from top to bottom. <text:s/>Inherits from simpleGE.Sprite class.</text:p>
      <text:h text:style-name="P44" text:outline-level="3">Variables</text:h>
      <text:list xml:id="list111260862692999" text:continue-list="list2080840271" text:style-name="L7">
        <text:list-item>
          <text:p text:style-name="P45">moveSpeed – controls how fast the sprite moves from top to bottom.</text:p>
        </text:list-item>
      </text:list>
      <text:p text:style-name="P43"/>
      <text:h text:style-name="P42" text:outline-level="2">Rock</text:h>
      <text:p text:style-name="P48">Rock sprite that moves vertically from top to bottom. Inherits from simpleGE.Sprite class.</text:p>
      <text:h text:style-name="P44" text:outline-level="3">Variables</text:h>
      <text:list xml:id="list111260715837365" text:continue-numbering="true" text:style-name="L7">
        <text:list-item>
          <text:p text:style-name="P49">moveSpeed – controls how fast the sprite moves from top to bottom.</text:p>
        </text:list-item>
      </text:list>
      <text:h text:style-name="Heading_20_3" text:outline-level="3">Methods</text:h>
      <text:list text:continue-numbering="true" text:style-name="L7">
        <text:list-item>
          <text:p text:style-name="P50">__init__ - sets the moveSpeed to 5 and starts bottom middle of the screen.</text:p>
        </text:list-item>
        <text:list-item>
          <text:p text:style-name="P50">process – checks if left or right is pressed and moves that direction. <text:s/><text:span text:style-name="T11">Handles events taking place.</text:span></text:p>
        </text:list-item>
      </text:list>
      <text:p text:style-name="P21"/>
      <text:h text:style-name="P51" text:outline-level="2">Main()</text:h>
      <text:p text:style-name="P52">Entry point into the game.</text:p>
      <text:h text:style-name="P53" text:outline-level="3">Variables</text:h>
      <text:p text:style-name="P54">- <text:span text:style-name="T12">bestScore</text:span><text:span text:style-name="T13"> – stores the best score. Default 0</text:span></text:p>
      <text:p text:style-name="P54">- <text:span text:style-name="T12">keepGoing</text:span><text:span text:style-name="T13"> – determines if the loop keeps looping. <text:s/>Default true</text:span></text:p>
      <text:p text:style-name="P54">- <text:span text:style-name="T14">game</text:span><text:span text:style-name="T15"> – holds the game instance.</text:span></text:p>
      <text:p text:style-name="P54">- <text:span text:style-name="T16">mainMenu</text:span><text:span text:style-name="T17"> – holds the mainMenu instance</text:span></text:p>
      <text:p text:style-name="P54">- <text:span text:style-name="T18">instructions</text:span><text:span text:style-name="T19"> – holds the game instructions to be displayed.</text:span></text:p>
      <text:p text:style-name="P54"/>
      <text:p text:style-name="P55" loext:marker-style-name="T20"><text:span text:style-name="T20">main():</text:span></text:p>
      <text:p text:style-name="P55" loext:marker-style-name="T20"><text:span text:style-name="T20"><text:s text:c="2"/>Set keepGoing to true</text:span></text:p>
      <text:p text:style-name="P55" loext:marker-style-name="T20"><text:soft-page-break/><text:span text:style-name="T20"><text:s text:c="2"/>Set </text:span><text:span text:style-name="T21">bestS</text:span><text:span text:style-name="T20">core to </text:span><text:span text:style-name="T21">zero</text:span></text:p>
      <text:p text:style-name="P55" loext:marker-style-name="T20"><text:span text:style-name="T20"><text:s text:c="2"/>While keepGoing is true:</text:span></text:p>
      <text:p text:style-name="P55" loext:marker-style-name="T20"><text:span text:style-name="T20"><text:s text:c="4"/>Create an instance of </text:span><text:span text:style-name="T21">MainMenu</text:span><text:span text:style-name="T20"> -&gt; </text:span><text:span text:style-name="T21">mainMenu</text:span></text:p>
      <text:p text:style-name="P56" loext:marker-style-name="T20"><text:span text:style-name="T20"><text:s text:c="4"/>Pass the current score to </text:span><text:span text:style-name="T21">mainMenu</text:span><text:span text:style-name="T20"> as a parameter</text:span></text:p>
      <text:p text:style-name="P57" loext:marker-style-name="T20"><text:span text:style-name="T20"><text:s text:c="4"/>Start </text:span><text:span text:style-name="T21">mainMenu</text:span></text:p>
      <text:p text:style-name="P57" loext:marker-style-name="T20"><text:span text:style-name="T20"><text:s text:c="4"/>When </text:span><text:span text:style-name="T21">mainMenu</text:span><text:span text:style-name="T20"> ends,</text:span></text:p>
      <text:p text:style-name="P57" loext:marker-style-name="T20"><text:span text:style-name="T20"><text:s text:c="4"/>If </text:span><text:span text:style-name="T21">mainMenu</text:span><text:span text:style-name="T20">.response is "Play":</text:span></text:p>
      <text:p text:style-name="P55" loext:marker-style-name="T20"><text:span text:style-name="T20"><text:s text:c="6"/>Create an instance of Game -&gt; game</text:span></text:p>
      <text:p text:style-name="P55" loext:marker-style-name="T20"><text:span text:style-name="T20"><text:s text:c="6"/>Start game</text:span></text:p>
      <text:p text:style-name="P55" loext:marker-style-name="T20"><text:span text:style-name="T20"><text:s text:c="6"/>When game is over, copy game.score to score</text:span></text:p>
      <text:p text:style-name="P57" loext:marker-style-name="T20"><text:span text:style-name="T20"><text:s text:c="4"/>If </text:span><text:span text:style-name="T21">mainMenu</text:span><text:span text:style-name="T20">.response is anything but "Play":</text:span><text:span text:style-name="T22">l</text:span></text:p>
      <text:p text:style-name="P55" loext:marker-style-name="T20"><text:span text:style-name="T20"><text:s text:c="6"/>Set keepGoing to False, which will exit the game</text:span></text:p>
      <text:p text:style-name="P58"><text:tab/></text:p>
      <text:p text:style-name="P58"/>
      <text:p text:style-name="P58"/>
      <text:h text:style-name="P59" text:outline-level="1">Milestone</text:h>
      <text:p text:style-name="P60">General strategy is to create gameplay first, then instructions screen, and finally integrate with state management. Game process will be stored on github, with a marked <text:span text:style-name="T23">branch</text:span> for each milestone reached and multiple other commits as needed. Each milestone <text:span text:style-name="T24">branch</text:span> will run correctly with the milestone demonstrated. <text:s/>Each milestone is expected to take one programming session to complete.</text:p>
      <text:p text:style-name="P60"/>
      <text:list text:style-name="WWNum2">
        <text:list-item>
          <text:p text:style-name="P61" loext:marker-style-name="T25">Game scene with background image</text:p>
        </text:list-item>
        <text:list-item>
          <text:p text:style-name="P61" loext:marker-style-name="T25">Add basic <text:span text:style-name="T26">Miner</text:span> sprite</text:p>
        </text:list-item>
        <text:list-item>
          <text:p text:style-name="P61" loext:marker-style-name="T25">Add keyboard motion to <text:span text:style-name="T26">Miner</text:span></text:p>
        </text:list-item>
        <text:list-item>
          <text:p text:style-name="P61" loext:marker-style-name="T25">Add single <text:span text:style-name="T26">Gem</text:span> with reset, falling and boundary behaviors</text:p>
        </text:list-item>
        <text:list-item>
          <text:p text:style-name="P62" loext:marker-style-name="T25">Add single <text:span text:style-name="T27">Rock</text:span> with reset, falling and boundary behaviors</text:p>
        </text:list-item>
        <text:list-item>
          <text:p text:style-name="P61" loext:marker-style-name="T25">Add collision effect between <text:span text:style-name="T27">Miner</text:span> and <text:span text:style-name="T27">Gem</text:span>, sound effect</text:p>
        </text:list-item>
        <text:list-item>
          <text:p text:style-name="P62" loext:marker-style-name="T25">Add collision effect between <text:span text:style-name="T27">Miner</text:span> and <text:span text:style-name="T27">Rock</text:span>, sound effect</text:p>
        </text:list-item>
        <text:list-item>
          <text:p text:style-name="P61" loext:marker-style-name="T25">Modify for multiple (ten) <text:span text:style-name="T28">Gems</text:span> including collision behavior</text:p>
        </text:list-item>
        <text:list-item>
          <text:p text:style-name="P63" loext:marker-style-name="T25">Modify for multiple (ten) <text:span text:style-name="T29">Rocks</text:span> including collision behavior</text:p>
        </text:list-item>
        <text:list-item>
          <text:p text:style-name="P61" loext:marker-style-name="T25">Add scorekeeping, timing, and appropriate labels</text:p>
        </text:list-item>
        <text:list-item>
          <text:p text:style-name="P61" loext:marker-style-name="T25">Add instructions class and state transi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8:08:02.571901971</meta:creation-date>
    <dc:date>2024-11-02T11:12:43.755037879</dc:date>
    <meta:editing-duration>PT2H8M50S</meta:editing-duration>
    <meta:editing-cycles>44</meta:editing-cycles>
    <meta:generator>LibreOffice/24.8.1.2$Linux_X86_64 LibreOffice_project/480$Build-2</meta:generator>
    <meta:document-statistic meta:table-count="0" meta:image-count="0" meta:object-count="0" meta:page-count="8" meta:paragraph-count="96" meta:word-count="852" meta:character-count="4943" meta:non-whitespace-character-count="4116"/>
  </office:meta>
</office:document-meta>
</file>